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5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6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60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6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table:style-name="ce3"/>
          <table:table-cell table:style-name="ce60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77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2" calcext:value-type="date">
            <text:p>12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-course</text:p>
          </table:table-cell>
          <table:table-cell table:style-name="ce6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7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9" calcext:value-type="date">
            <text:p>19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tatistical learning RecEx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19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26" calcext:value-type="date">
            <text:p>26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Linear regression RecEx</text:p>
          </table:table-cell>
          <table:table-cell table:style-name="ce6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7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2" calcext:value-type="date">
            <text:p>02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lassification RecEx</text:p>
          </table:table-cell>
          <table:table-cell table:style-name="ce6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20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21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9" calcext:value-type="date">
            <text:p>09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esampling RecEx</text:p>
          </table:table-cell>
          <table:table-cell table:style-name="ce122" office:value-type="string" calcext:value-type="string">
            <text:p>Kenneth?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77" office:value-type="string" calcext:value-type="string">
            <text:p>Emma and Daesoo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6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16" calcext:value-type="date">
            <text:p>16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1</text:p>
          </table:table-cell>
          <table:table-cell table:style-name="ce6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23" calcext:value-type="date">
            <text:p>23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del Selection, Regularization RecEx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2" calcext:value-type="date">
            <text:p>02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ving Beyond Linearity RecEx</text:p>
          </table:table-cell>
          <table:table-cell table:style-name="ce6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9" calcext:value-type="date">
            <text:p>09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Tree-based methods RecEx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16" calcext:value-type="date">
            <text:p>16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upport Vector Machines RecEx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23" calcext:value-type="date">
            <text:p>23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Unsupervised learning RecEx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30" calcext:value-type="date">
            <text:p>30.03.23</text:p>
          </table:table-cell>
          <table:table-cell table:style-name="ce138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84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7"/>
          <table:covered-table-cell table:style-name="ce64"/>
          <table:covered-table-cell table:number-columns-repeated="2" table:style-name="ce138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38" office:value-type="string" calcext:value-type="string">
            <text:p>Neural Networks RecEx</text:p>
          </table:table-cell>
          <table:table-cell table:style-name="ce12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4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20:15:01.4485369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01T20:20:02.052582403</dc:date>
    <dc:creator>Steffi </dc:creator>
    <meta:editing-duration>PT15H44M2S</meta:editing-duration>
    <meta:editing-cycles>196</meta:editing-cycles>
    <meta:generator>LibreOffice/6.0.7.3$Linux_X86_64 LibreOffice_project/00m0$Build-3</meta:generator>
    <meta:document-statistic meta:table-count="2" meta:cell-count="227" meta:object-count="0"/>
  </office:meta>
</office:document-meta>
</file>